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/>
    </style:style>
    <style:style style:name="P2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3" style:family="paragraph" style:parent-style-name="Normal">
      <style:paragraph-properties/>
    </style:style>
    <style:style style:name="T4" style:family="text">
      <style:text-properties fo:font-size="9pt" style:font-size-asian="9pt" style:font-size-complex="9pt"/>
    </style:style>
    <style:style style:name="P4" style:family="paragraph" style:parent-style-name="Normal">
      <style:paragraph-properties/>
    </style:style>
    <style:style style:name="T5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6" style:family="text">
      <style:text-properties fo:font-size="9pt" style:font-size-asian="9pt" style:font-size-complex="9pt"/>
    </style:style>
    <style:style style:name="P6" style:family="paragraph" style:parent-style-name="Normal">
      <style:paragraph-properties/>
    </style:style>
    <style:style style:name="T7" style:family="text">
      <style:text-properties fo:font-size="9pt" style:font-size-asian="9pt" style:font-size-complex="9pt"/>
    </style:style>
    <style:style style:name="P7_FRAY DIEGO DE LANDA" style:family="paragraph" style:parent-style-name="Normal">
      <style:paragraph-properties/>
    </style:style>
    <style:style style:name="T8" style:family="text">
      <style:text-properties fo:font-size="9pt" style:font-size-asian="9pt" style:font-size-complex="9pt"/>
    </style:style>
    <style:style style:name="P8" style:family="paragraph" style:parent-style-name="Normal">
      <style:paragraph-properties/>
    </style:style>
    <style:style style:name="T9" style:family="text">
      <style:text-properties fo:font-size="9pt" style:font-size-asian="9pt" style:font-size-complex="9pt"/>
    </style:style>
    <style:style style:name="P9" style:family="paragraph" style:parent-style-name="Normal">
      <style:paragraph-properties/>
    </style:style>
    <style:style style:name="T10" style:family="text">
      <style:text-properties fo:font-size="9pt" style:font-size-asian="9pt" style:font-size-complex="9pt"/>
    </style:style>
    <style:style style:name="P10" style:family="paragraph" style:parent-style-name="Normal">
      <style:paragraph-properties/>
    </style:style>
    <style:style style:name="T11" style:family="text">
      <style:text-properties/>
    </style:style>
    <style:style style:name="P11" style:family="paragraph" style:parent-style-name="Normal">
      <style:paragraph-properties/>
    </style:style>
    <style:style style:name="T12" style:family="text">
      <style:text-properties fo:font-size="9pt" style:font-size-asian="9pt" style:font-size-complex="9pt"/>
    </style:style>
    <style:style style:name="P12" style:family="paragraph" style:parent-style-name="Normal">
      <style:paragraph-properties/>
    </style:style>
    <style:style style:name="T13" style:family="text">
      <style:text-properties/>
    </style:style>
    <style:style style:name="P13" style:family="paragraph" style:parent-style-name="Normal">
      <style:paragraph-properties/>
    </style:style>
    <style:style style:name="T14" style:family="text">
      <style:text-properties fo:font-size="9pt" style:font-size-asian="9pt" style:font-size-complex="9pt"/>
    </style:style>
    <style:style style:name="P1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b34233" style:family="table">
      <style:table-properties style:rel-width="100" table:align="center"/>
    </style:style>
    <style:style style:name="b34233.0" style:family="table-column">
      <style:table-column-properties style:column-width="8.82cm"/>
    </style:style>
    <style:style style:name="b34233.1" style:family="table-column">
      <style:table-column-properties style:column-width="0.88cm"/>
    </style:style>
    <style:style style:name="b34233.2" style:family="table-column">
      <style:table-column-properties style:column-width="0.88cm"/>
    </style:style>
    <style:style style:name="b34233.3" style:family="table-column">
      <style:table-column-properties style:column-width="0.88cm"/>
    </style:style>
    <style:style style:name="b34233.4" style:family="table-column">
      <style:table-column-properties style:column-width="3.53cm"/>
    </style:style>
    <style:style style:name="b34233" style:family="table">
      <style:table-properties style:rel-width="100" table:align="center"/>
    </style:style>
    <style:style style:name="b34233.0" style:family="table-column">
      <style:table-column-properties style:column-width="8.82cm"/>
    </style:style>
    <style:style style:name="b34233.1" style:family="table-column">
      <style:table-column-properties style:column-width="0.88cm"/>
    </style:style>
    <style:style style:name="b34233.2" style:family="table-column">
      <style:table-column-properties style:column-width="0.88cm"/>
    </style:style>
    <style:style style:name="b34233.3" style:family="table-column">
      <style:table-column-properties style:column-width="0.88cm"/>
    </style:style>
    <style:style style:name="b34233.4" style:family="table-column">
      <style:table-column-properties style:column-width="3.53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<text:s text:c="22"/>INFORMACIÓN ESCOLAR CICLO 2020-2021</text:span></text:p>
        <text:p text:style-name="P2"><text:span text:style-name="T2"/></text:p>
        <text:p text:style-name="P3"><text:span text:style-name="T3"><text:s text:c="24"/>CURP<text:s text:c="5"/>|</text:span></text:p>
        <text:p text:style-name="P4"><text:span text:style-name="T4"><text:s text:c="19"/>NOMBRE<text:s text:c="4"/>|</text:span></text:p>
        <text:p text:style-name="P5"><text:span text:style-name="T5"><text:s text:c="5"/>CLAVE ESCUELA<text:s text:c="4"/>|</text:span></text:p>
        <text:p text:style-name="P6"><text:span text:style-name="T6"><text:s text:c="24"/>NIVEL<text:s text:c="4"/>|</text:span></text:p>
        <text:p text:style-name="P7_FRAY DIEGO DE LANDA"><text:span text:style-name="T7"><text:s/>NOMBRE ESCUELA<text:s text:c="4"/>|</text:span></text:p>
        <text:p text:style-name="P8"><text:span text:style-name="T8"><text:s text:c="22"/>GRADO<text:s text:c="3"/>|</text:span></text:p>
        <text:p text:style-name="P9"><text:span text:style-name="T9"><text:s text:c="22"/>GRUPO<text:s text:c="3"/>|</text:span></text:p>
        <text:p text:style-name="P10"><text:span text:style-name="T10"><text:s text:c="19"/>ESTATUS<text:s text:c="3"/>|</text:span></text:p>
        <text:p text:style-name="P11"><text:span text:style-name="T11"/></text:p>
        <text:p text:style-name="P12"><text:span text:style-name="T12"><text:s text:c="58"/>CALIFICACIONES DEL CICLO 2020-2021</text:span></text:p>
        <table:table table:name="e04d3c" table:style="e04d3c">
          <table:table-column table:style-name="e04d3c.0"/>
          <table:table-column table:style-name="e04d3c.1"/>
          <table:table-column table:style-name="e04d3c.2"/>
          <table:table-column table:style-name="e04d3c.3"/>
          <table:table-column table:style-name="e04d3c.4"/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 text:c="2"/>I</text:span></text:p>
            </table:table-cell>
            <table:table-cell office:value-type="string">
              <text:p><text:span><text:s text:c="2"/>II</text:span></text:p>
            </table:table-cell>
            <table:table-cell office:value-type="string">
              <text:p><text:span><text:s text:c="2"/>III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LENGUA MATERNA (ESPAÑOL)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ÁTICA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LENGUA EXTRANGERA (INGLES)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 (FÍSICA)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ACIÓN CÍVICA Y ÉT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Í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ACIÓN FÍS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E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 text:style-name="Standard"/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</table:table>
        <text:p text:style-name="P13"><text:span text:style-name="T13"><text:s/></text:span></text:p>
        <text:p text:style-name="P14"><text:span text:style-name="T14"><text:s text:c="58"/>CALIFICACIONES DE GRADOS ANTERIORES<text:s/></text:span></text:p>
        <table:table table:name="b34233" table:style="b34233">
          <table:table-column table:style-name="b34233.0"/>
          <table:table-column table:style-name="b34233.1"/>
          <table:table-column table:style-name="b34233.2"/>
          <table:table-column table:style-name="b34233.3"/>
          <table:table-column table:style-name="b34233.4"/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/>ADEUDA</text:span></text:p>
            </table:table-cell>
            <table:table-cell office:value-type="string">
              <text:p><text:span><text:s/>APROVADO EN EXTRAORDINARIO</text:span></text:p>
            </table:table-cell>
            <table:table-cell office:value-type="string">
              <text:p><text:span><text:s/>CICLO REGULARIZACIÓN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PROMEDIOS 1 er GRADO CICLO 2019-202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Lengua Materna: Español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ática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Ingle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 Naturales Y Tecnología: Biologí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Geografí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ación Cívica y Ét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i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ación Física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es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 text:style-name="Standard"/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b34233" style:family="table">
      <style:table-properties style:rel-width="100" table:align="center"/>
    </style:style>
    <style:style style:name="b34233.0" style:family="table-column">
      <style:table-column-properties style:column-width="8.82cm"/>
    </style:style>
    <style:style style:name="b34233.1" style:family="table-column">
      <style:table-column-properties style:column-width="0.88cm"/>
    </style:style>
    <style:style style:name="b34233.2" style:family="table-column">
      <style:table-column-properties style:column-width="0.88cm"/>
    </style:style>
    <style:style style:name="b34233.3" style:family="table-column">
      <style:table-column-properties style:column-width="0.88cm"/>
    </style:style>
    <style:style style:name="b34233.4" style:family="table-column">
      <style:table-column-properties style:column-width="3.53cm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13T16:32:11.000</dc:date>
    <meta:generator>PHPWord</meta:generator>
    <meta:initial-creator/>
    <meta:creation-date>2021-05-13T16:32:11.000</meta:creation-date>
    <meta:keyword/>
    <meta:user-defined meta:name="Category"/>
    <meta:user-defined meta:name="Company"/>
    <meta:user-defined meta:name="Manager"/>
  </office:meta>
</office:document-meta>
</file>